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7bf6"/>
    </style:style>
    <style:style style:name="P2" style:family="paragraph" style:parent-style-name="Standard">
      <style:text-properties officeooo:rsid="00157bf6" officeooo:paragraph-rsid="00157bf6"/>
    </style:style>
    <style:style style:name="P3" style:family="paragraph" style:parent-style-name="Standard">
      <style:text-properties fo:font-weight="bold" officeooo:rsid="00157bf6" officeooo:paragraph-rsid="00157bf6" style:font-weight-asian="bold" style:font-weight-complex="bold"/>
    </style:style>
    <style:style style:name="P4" style:family="paragraph" style:parent-style-name="Standard">
      <style:text-properties fo:font-weight="bold" officeooo:paragraph-rsid="00157bf6" style:font-weight-asian="bold" style:font-weight-complex="bold"/>
    </style:style>
    <style:style style:name="P5" style:family="paragraph" style:parent-style-name="Standard">
      <style:text-properties fo:font-weight="bold" officeooo:rsid="00166103" officeooo:paragraph-rsid="00166103" style:font-weight-asian="bold" style:font-weight-complex="bold"/>
    </style:style>
    <style:style style:name="P6" style:family="paragraph" style:parent-style-name="Standard">
      <style:text-properties fo:font-weight="bold" officeooo:rsid="00185844" officeooo:paragraph-rsid="00185844" style:font-weight-asian="bold" style:font-weight-complex="bold"/>
    </style:style>
    <style:style style:name="P7" style:family="paragraph" style:parent-style-name="Standard">
      <style:text-properties fo:font-weight="bold" officeooo:rsid="0019f349" officeooo:paragraph-rsid="0019f349" style:font-weight-asian="bold" style:font-weight-complex="bold"/>
    </style:style>
    <style:style style:name="P8" style:family="paragraph" style:parent-style-name="Standard">
      <style:text-properties officeooo:paragraph-rsid="00166103"/>
    </style:style>
    <style:style style:name="P9" style:family="paragraph" style:parent-style-name="Standard">
      <style:text-properties officeooo:rsid="00166103" officeooo:paragraph-rsid="00157bf6"/>
    </style:style>
    <style:style style:name="P10" style:family="paragraph" style:parent-style-name="Standard">
      <style:text-properties officeooo:rsid="00166103" officeooo:paragraph-rsid="00166103"/>
    </style:style>
    <style:style style:name="T1" style:family="text">
      <style:text-properties officeooo:rsid="001661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610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btén la dirección ip de los siguientes dominios:</text:p>
      <text:p text:style-name="P1"/>
      <text:p text:style-name="P1">◦ www.iesjacaranda-brenes.org </text:p>
      <text:p text:style-name="P1">◦ www.eltiempo.es </text:p>
      <text:p text:style-name="P1">◦ www.us.es </text:p>
      <text:p text:style-name="P1">◦ es.wikipedia.org </text:p>
      <text:p text:style-name="P1">◦ www.ubuntu.com </text:p>
      <text:p text:style-name="P1"/>
      <text:p text:style-name="P4"><text:s/>dig www.iesjacaranda-brenes.org </text:p>
      <text:p text:style-name="P4"><text:s/>dig <text:s/>www.eltiempo.es</text:p>
      <text:p text:style-name="P4"><text:s/>dig www.us.es </text:p>
      <text:p text:style-name="P4"><text:s/>dig es.wikipedia.org </text:p>
      <text:p text:style-name="P4"><text:s/>dig www.ubuntu.com </text:p>
      <text:p text:style-name="P1"/>
      <text:p text:style-name="P2"/>
      <text:p text:style-name="P1"/>
      <text:p text:style-name="P1">2. Obtén la dirección y los servidor DNS que corresponden a los siguientes dominios:</text:p>
      <text:p text:style-name="P1"/>
      <text:p text:style-name="P1">◦ dominio raíz</text:p>
      <text:p text:style-name="P1">◦ com </text:p>
      <text:p text:style-name="P1">◦ org </text:p>
      <text:p text:style-name="P1">◦ es </text:p>
      <text:p text:style-name="P1">◦ us.es </text:p>
      <text:p text:style-name="P1">◦ wikipedia.org </text:p>
      <text:p text:style-name="P1">◦ ubuntu.com </text:p>
      <text:p text:style-name="P1"/>
      <text:p text:style-name="P3">dig ‘direccion’ ns </text:p>
      <text:p text:style-name="P1"/>
      <text:p text:style-name="P1">3. Obtén el nombre y la dirección del ordenador al que se mandan los correos que se envían a los siguientes dominios:</text:p>
      <text:p text:style-name="P1"/>
      <text:p text:style-name="P1">◦ iesjacaranda.es </text:p>
      <text:p text:style-name="P1">◦ us.es </text:p>
      <text:p text:style-name="P1">◦ wikipedia.org </text:p>
      <text:p text:style-name="P1">◦ ubuntu.com</text:p>
      <text:p text:style-name="P3">dig ‘direccion’ </text:p>
      <text:p text:style-name="P3">dig ‘direccion’ mx</text:p>
      <text:p text:style-name="P1"/>
      <text:p text:style-name="P1">4. ¿Qué tipo de registro es el que resuelve las siguientes direcciones?. Indica el nombre canónico de las máquinas a las que corresponden.</text:p>
      <text:p text:style-name="P1"/>
      <text:p text:style-name="P1">◦ www.josedomingo.org <text:s/>→</text:p>
      <text:p text:style-name="P1">www.josedomingo.org.<text:tab/>900<text:tab/>IN<text:tab/>CNAME<text:tab/><text:span text:style-name="T2">endor.josedomingo.org.</text:span></text:p>
      <text:p text:style-name="P1"><text:span text:style-name="T2"/></text:p>
      <text:p text:style-name="P1">◦ informatica.gonzalonazareno.org </text:p>
      <text:p text:style-name="P10"/>
      <text:p text:style-name="P5">dig ‘direccion’</text:p>
      <text:p text:style-name="P5"/>
      <text:p text:style-name="P5"/>
      <text:p text:style-name="P5">Son de tipo A = registro de direccion</text:p>
      <text:p text:style-name="P5"/>
      <text:p text:style-name="P1"/>
      <text:p text:style-name="P8"><text:soft-page-break/></text:p>
      <text:p text:style-name="P8">5. ¿A que máquina o dominio corresponden las siguientes direcciones IP?</text:p>
      <text:p text:style-name="P8"/>
      <text:p text:style-name="P8">◦ 216.58.215.163 <text:s text:c="2"/>→<text:span text:style-name="T1"> <text:tab/></text:span><text:span text:style-name="T3">mad41s07-in-f3.1e100.net.</text:span></text:p>
      <text:p text:style-name="P8">◦ 151.101.133.50 </text:p>
      <text:p text:style-name="P8">◦ 37.187.119.60 </text:p>
      <text:p text:style-name="P8">◦ 127.0.0.1</text:p>
      <text:p text:style-name="P8"/>
      <text:p text:style-name="P5">dig -x ‘direccion’</text:p>
      <text:p text:style-name="P8"/>
      <text:p text:style-name="P1"/>
      <text:p text:style-name="P1">6. Cuando intento averiguar cuál es el servidor de nombres de www.google.es me sale lo siguiente. ¿Qué esta pasando?</text:p>
      <text:p text:style-name="P1"/>
      <text:p text:style-name="P5">Que no hay que poner el www delante, solo con google.es salen 4 servidores de nombres</text:p>
      <text:p text:style-name="P1"/>
      <text:p text:style-name="P1">7. ¿Cuántos servidores de nombre tiene el dominio abc.es?</text:p>
      <text:p text:style-name="P9"/>
      <text:p text:style-name="P5">Tiene dos servidores de nombre (dig ns abc.es)</text:p>
      <text:p text:style-name="P5">www.abc.es.<text:tab/><text:tab/>177<text:tab/>IN<text:tab/>CNAME<text:tab/>abc.edgekey.net.</text:p>
      <text:p text:style-name="P5">abc.edgekey.net.<text:tab/>7179<text:tab/>IN<text:tab/>CNAME<text:tab/>e15414.a.akamaiedge.net.</text:p>
      <text:p text:style-name="P10"/>
      <text:p text:style-name="P1">8. ¿Cuál es la dirección de alguno de sus servidores?</text:p>
      <text:p text:style-name="P1"/>
      <text:p text:style-name="P1">www.abc.es.<text:tab/><text:tab/>177<text:tab/>IN<text:tab/>CNAME<text:tab/><text:span text:style-name="T2">abc.edgekey.net.</text:span></text:p>
      <text:p text:style-name="P1"/>
      <text:p text:style-name="P1"/>
      <text:p text:style-name="P1">9. ¿Qué servidor ha respondido a mi pregunta? ¿Cómo puedes saberlo?</text:p>
      <text:p text:style-name="P1"/>
      <text:p text:style-name="P7">Donde pone server, te dice que servidor ha respondido, en el caso de la imagen es el servidor 8.8.8.8</text:p>
      <text:p text:style-name="P1"/>
      <text:p text:style-name="P1">10. ¿Cómo puede ser que si en mi equipo de clase le pregunto al servidor público del instituto por la dirección www.despliegue.com me responde una ip y si lo hago desde el ordenador de mi compañero me responde que no hay respuesta?</text:p>
      <text:p text:style-name="P1"/>
      <text:p text:style-name="P6">Porque el compañero no esta conectado a inter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20:34:52.580465726</meta:creation-date>
    <dc:date>2021-11-29T21:05:59.020249470</dc:date>
    <meta:editing-duration>PT10M3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320" meta:character-count="2062" meta:non-whitespace-character-count="1758"/>
  </office:meta>
</office:document-meta>
</file>